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color="#800000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color="#800000"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2pt" style:font-size-asian="12pt" style:font-size-complex="12pt"/>
    </style:style>
    <style:style style:name="P9" style:family="paragraph" style:parent-style-name="Standard" style:list-style-name="L1">
      <style:paragraph-properties fo:line-height="150%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/>
      <style:text-properties fo:color="#000000"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000000" fo:font-size="12pt" style:font-size-asian="12pt" style:font-size-complex="12pt"/>
    </style:style>
    <style:style style:name="P13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000000" fo:font-size="12pt" style:font-size-asian="12pt" style:font-size-complex="12pt"/>
    </style:style>
    <style:style style:name="P14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000000" fo:font-size="12pt" style:font-size-asian="12pt" style:font-size-complex="12pt"/>
    </style:style>
    <style:style style:name="P15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000000" fo:font-size="12pt" style:font-size-asian="12pt" style:font-size-complex="12pt"/>
    </style:style>
    <style:style style:name="P16" style:family="paragraph" style:parent-style-name="Standard" style:list-style-name="L2">
      <style:paragraph-properties fo:margin-left="0cm" fo:margin-right="0cm" fo:line-height="150%" fo:text-indent="0cm" style:auto-text-indent="false"/>
      <style:text-properties fo:color="#000000" fo:font-size="12pt" style:font-size-asian="12pt" style:font-size-complex="12pt"/>
    </style:style>
    <style:style style:name="P17" style:family="paragraph" style:parent-style-name="Standard" style:list-style-name="L3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8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9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style:style style:name="T3" style:family="text">
      <style:text-properties fo:color="#800000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style:style style:name="T9" style:family="text">
      <style:text-properties fo:color="#000000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Wersja 0.5 )</text:p>
      <text:p text:style-name="P2"/>
      <text:list text:style-name="L1">
        <text:list-item>
          <text:p text:style-name="P9">Wybór i uzasadnienie technologii i narzędzi.</text:p>
          <text:p text:style-name="P10"/>
          <text:p text:style-name="P10">* wybór i uzasadnienie języka programowania</text:p>
          <text:p text:style-name="P10">* wybór i uzasadnienie biblioteki interfejsu użytkownika</text:p>
          <text:p text:style-name="P10">* wybór bibliotek dodatkowych</text:p>
          <text:p text:style-name="P10">* wybór i uzasadnienie środowiska pracy</text:p>
          <text:p text:style-name="P10">* wybór systemu kontroli wersji</text:p>
        </text:list-item>
      </text:list>
      <text:p text:style-name="P4"/>
      <text:p text:style-name="P4"/>
      <text:p text:style-name="P3">4.1 Wybór i uzasadnienie języka programowania oraz wybór bibliotek dodatkowych</text:p>
      <text:p text:style-name="P5"/>
      <text:p text:style-name="P5">Przy wyborze języka programowania w którym chciałem napisać swoją aplikację kierowałem się wydajnością gotowego kodu, przenośnością między architekturami kodu źródłowego, oraz otwartością kodu źródłowego. Wybrałem język C++ i kompilator g++ (Gnu C++ Compiler), dodatkowo użyłem elementów języka Ruby.</text:p>
      <text:p text:style-name="P5">Uzasadniam swój wybór faktem szerokiej dostępności bibliotek użytkowych, w tym obsługujących technologie z których korzystam. Wśród nich są biblioteki:</text:p>
      <text:list text:style-name="L2">
        <text:list-item>
          <text:p text:style-name="P11"><text:span text:style-name="T9">Linphone – Biblioteka łącząca wszystkie wymienione poniżej technologie w jedną całość.</text:span></text:p>
        </text:list-item>
        <text:list-item>
          <text:p text:style-name="P11"><text:span text:style-name="T9">MediaStreamer – Biblioteka do przesyłania strumieni danych multimedialnych dostarczana wraz z pakietem Linphone (</text:span><text:a xlink:type="simple" xlink:href="http://www.linphone.org/">http://www.linphone.org/</text:a><text:span text:style-name="T9">).</text:span></text:p>
        </text:list-item>
        <text:list-item>
          <text:p text:style-name="P12">ORTP – Biblioteka wspierająca protokół czasu rzeczywistego (Real Time Protocol) dostarczana w pakiecie Linphone.</text:p>
        </text:list-item>
        <text:list-item>
          <text:p text:style-name="P12">OSIP2 – Biblioteka protokołu SIP – zgodna z RFC-3261. (<text:a xlink:type="simple" xlink:href="http://savannah.gnu.org/projects/osip">http://savannah.gnu.org/projects/osip</text:a>)</text:p>
        </text:list-item>
        <text:list-item>
          <text:p text:style-name="P12">oSIP2Parser – Biblioteka dołączana do pakietu OSIP2 – parsująca adresy SIP.</text:p>
        </text:list-item>
        <text:list-item>
          <text:p text:style-name="P12">Boost – Biblioteka algorytmów i funkcji opartych na STL (Standard Template Library) języka C++ (<text:a xlink:type="simple" xlink:href="http://boost.org/">http://boost.org/</text:a>).</text:p>
          <text:p text:style-name="P16"/>
        </text:list-item>
      </text:list>
      <text:p text:style-name="P6">Nie miałem dostępu do komercyjnych bibliotek z powodu braku środków na zakup licencji.</text:p>
      <text:p text:style-name="P6">Użycie elementów języka Ruby w mojej aplikacji, ma na celu możliwie najłatwiejszą integrację z projektem Szymona Jeża („Aplikacja internetowa wspomagająca zarządzanie <text:soft-page-break/>sprzedawcami aktywnymi (telesprzedawcami)”).</text:p>
      <text:p text:style-name="P7"/>
      <text:p text:style-name="P8">4.2 wybór i uzasadnienie biblioteki interfejsu użytkownika</text:p>
      <text:p text:style-name="P8"/>
      <text:p text:style-name="P1">Jednym z elementów których potrzebowałem w zaprogramowaniu mojej aplikacji w C++, są biblioteki oferujące tzw GUI (Graphical User Interface). Pośród szerokiego wyboru różnych rozwiązań, wybrałem trzech kandydatów:</text:p>
      <text:list text:style-name="L3">
        <text:list-item>
          <text:p text:style-name="P17">WINGUI.</text:p>
        </text:list-item>
        <text:list-item>
          <text:p text:style-name="P17">GTK2.</text:p>
        </text:list-item>
        <text:list-item>
          <text:p text:style-name="P17">QT4.</text:p>
        </text:list-item>
      </text:list>
      <text:p text:style-name="P1">Pierwsza, to jedna z bardziej znanych, na której oparta jest większość aplikacji pod systemy Windows, jej wadą jest głównie brak możliwości natywnego wykorzystania/ uruchomienia w systemach innych niż sam Windows.</text:p>
      <text:p text:style-name="P1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P1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P1"/>
      <text:p text:style-name="P1">Biblioteka QT4, składa się z wielu współpracujących ze sobą elementów:</text:p>
      <text:list text:style-name="L4">
        <text:list-item>
          <text:p text:style-name="P18">Designer-QT4 – Aplikacja do graficznego tworzenia interfejsów metodą WYSIWYG.</text:p>
        </text:list-item>
        <text:list-item>
          <text:p text:style-name="P18">UIC-QT4 – skrót od User Interface Compiler – zamienia pliki stworzone przez Designer'a na postać zrozumiałą dla kompilatora języka programowania.</text:p>
        </text:list-item>
        <text:list-item>
          <text:p text:style-name="P18">RCC – skrót od QT Resource Compiler – zamienia pliki map bitowych na postać struktur języka C.</text:p>
        </text:list-item>
        <text:list-item>
          <text:p text:style-name="P18">Qmake-QT4 – Tworzy plik Makefile z pliku projektu.</text:p>
        </text:list-item>
      </text:list>
      <text:p text:style-name="P1"/>
      <text:p text:style-name="P1"><text:soft-page-break/></text:p>
      <text:p text:style-name="P8">4.3 Wybór i uzasadnienie środowiska pracy</text:p>
      <text:p text:style-name="P7"/>
      <text:p text:style-name="P1">Kolejnym aspektem był wybór odpowiedniego środowiska pracy – IDE (Integrated Development Environment).</text:p>
      <text:p text:style-name="P1">Rozpatrywałem następujące IDE: Netbeans, Eclipse i GVim</text:p>
      <text:p text:style-name="P1">Wybrałem środowisko Netbeans w wersji 6.1.</text:p>
      <text:p text:style-name="P1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CVS, Mercurial, SVK i GIT).</text:p>
      <text:p text:style-name="P1"/>
      <text:p text:style-name="P1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1">Co do GVim: okazał się w mojej opinii zbyt ubogi w możliwości (mimo ogromnych ilości dodatków ciągle tworzonych przez członków VIM Community)</text:p>
      <text:p text:style-name="P7"/>
      <text:p text:style-name="P7"/>
      <text:p text:style-name="P8">4.4 Wybór systemu kontroli wersji</text:p>
      <text:p text:style-name="P8"/>
      <text:p text:style-name="P1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19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9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<text:soft-page-break/>repozytorium, szczególnie w przypadku dużych projektów.</text:p>
        </text:list-item>
        <text:list-item>
          <text:p text:style-name="P19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9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11T09:57:46</meta:creation-date>
    <dc:date>2008-08-22T15:30:15</dc:date>
    <meta:editing-cycles>113</meta:editing-cycles>
    <meta:editing-duration>P1DT5H44M4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4" meta:word-count="799" meta:character-count="5967"/>
  </office:meta>
</office:document-meta>
</file>